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331cm"/>
      <style:paragraph-properties style:writing-mode="lr-tb"/>
    </style:style>
    <style:style style:name="gr3" style:family="graphic" style:parent-style-name="standard">
      <style:graphic-properties draw:stroke="none" draw:fill="none" fo:min-height="2.777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.925cm" fo:min-width="5.21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fo:text-shadow="none" style:font-size-asian="14pt" style:font-size-complex="14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b4c7dc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4pt" fo:text-shadow="non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7.35cm" svg:y="2.26cm">
          <draw:text-box>
            <text:p>Схема действия факторов</text:p>
          </draw:text-box>
        </draw:frame>
        <draw:frame draw:style-name="gr2" draw:text-style-name="P2" draw:layer="layout" svg:width="9.525cm" svg:height="3.581cm" svg:x="2.27cm" svg:y="3.857cm">
          <draw:text-box>
            <text:p><text:span text:style-name="T1">Входные к.у.</text:span></text:p>
            <text:list text:style-name="L1">
              <text:list-item>
                <text:p><text:span text:style-name="T2">Расстояние от источника до </text:span><text:span text:style-name="T2">заготовки</text:span></text:p>
              </text:list-item>
              <text:list-item>
                <text:p><text:span text:style-name="T2">Время нанесения</text:span></text:p>
              </text:list-item>
              <text:list-item>
                <text:p><text:span text:style-name="T2">Угол наклона</text:span></text:p>
              </text:list-item>
              <text:list-item>
                <text:p><text:span text:style-name="T2">Внутренний диаметр</text:span></text:p>
              </text:list-item>
            </text:list>
          </draw:text-box>
        </draw:frame>
        <draw:frame draw:style-name="gr3" draw:text-style-name="P3" draw:layer="layout" svg:width="9.295cm" svg:height="3.027cm" svg:x="2.5cm" svg:y="8.45cm">
          <draw:text-box>
            <text:p><text:span text:style-name="T1">Входные к.ну.</text:span></text:p>
            <text:list text:style-name="L1">
              <text:list-item>
                <text:p><text:span text:style-name="T2">Чистота заготовки</text:span></text:p>
              </text:list-item>
              <text:list-item>
                <text:p><text:span text:style-name="T2">Чистота распыляемого материала</text:span></text:p>
              </text:list-item>
            </text:list>
          </draw:text-box>
        </draw:frame>
        <draw:frame draw:style-name="gr3" draw:text-style-name="P3" draw:layer="layout" svg:width="9.295cm" svg:height="3.027cm" svg:x="2.588cm" svg:y="11.307cm">
          <draw:text-box>
            <text:p><text:span text:style-name="T1">Входные нк.ну.</text:span></text:p>
            <text:list text:style-name="L1">
              <text:list-item>
                <text:p><text:span text:style-name="T2">Квалификация оператора</text:span></text:p>
              </text:list-item>
              <text:list-item>
                <text:p><text:span text:style-name="T2">Состояние оператора</text:span></text:p>
              </text:list-item>
              <text:list-item>
                <text:p><text:span text:style-name="T2">Калибровка и настройка инструментов измерения</text:span></text:p>
              </text:list-item>
            </text:list>
          </draw:text-box>
        </draw:frame>
        <draw:custom-shape draw:style-name="gr4" draw:text-style-name="P5" draw:layer="layout" svg:width="5.715cm" svg:height="3.175cm" svg:x="13.7cm" svg:y="8.302cm">
          <text:p text:style-name="P4"><text:span text:style-name="T3">Выходной параметр:</text:span></text:p>
          <text:p text:style-name="P4"><text:span text:style-name="T4">Отношение толщин на </text:span></text:p>
          <text:p text:style-name="P4"><text:span text:style-name="T4">противолежащих </text:span></text:p>
          <text:p text:style-name="P4"><text:span text:style-name="T4">проекциях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45cm" svg:y1="4.492cm" svg:x2="13.7cm" svg:y2="8.619cm">
          <text:p/>
        </draw:line>
        <draw:line draw:style-name="gr6" draw:text-style-name="P6" draw:layer="layout" svg:x1="5.763cm" svg:y1="8.937cm" svg:x2="13.7cm" svg:y2="9.254cm">
          <text:p/>
        </draw:line>
        <draw:line draw:style-name="gr7" draw:text-style-name="P6" draw:layer="layout" svg:x1="6.398cm" svg:y1="11.477cm" svg:x2="13.7cm" svg:y2="10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7T13:18:08.425550642</meta:creation-date>
    <dc:date>2021-05-08T11:40:15.841732163</dc:date>
    <meta:editing-duration>PT23M25S</meta:editing-duration>
    <meta:editing-cycles>3</meta:editing-cycles>
    <meta:generator>LibreOffice/7.1.2.2$Linux_X86_64 LibreOffice_project/10$Build-2</meta:generator>
    <meta:document-statistic meta:object-count="8"/>
  </office:meta>
</office:document-meta>
</file>